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99" draw:opacity="50%" draw:textarea-horizontal-align="justify" draw:textarea-vertical-align="middle" draw:auto-grow-height="false" draw:shadow-offset-x="0.203cm" draw:shadow-offset-y="0.203cm" draw:shadow-opacity="50%"/>
    </style:style>
    <style:style style:name="gr2" style:family="graphic" style:parent-style-name="objectwithoutfill">
      <style:graphic-properties draw:marker-end="Symmetric_20_Arrow" draw:fill="none" draw:textarea-vertical-align="middle"/>
    </style:style>
    <style:style style:name="gr3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97cm" svg:height="2.413cm" svg:x="23.987cm" svg:y="5.9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99cm" svg:height="2.413cm" svg:x="17.891cm" svg:y="5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905cm" svg:height="2.413cm" svg:x="14.589cm" svg:y="5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715cm" svg:height="2.413cm" svg:x="8.747cm" svg:y="5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826cm" svg:height="2.413cm" svg:x="2.27cm" svg:y="5.95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143cm" svg:y1="8.62cm" svg:x2="26.019cm" svg:y2="8.62cm">
          <text:p/>
        </draw:line>
        <draw:custom-shape draw:style-name="gr3" draw:text-style-name="P2" draw:layer="layout" svg:width="1.778cm" svg:height="1.27cm" svg:x="2.397cm" svg:y="6.842cm">
          <text:p text:style-name="P2">10k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1.442cm" svg:height="0.806cm" svg:x="24.704cm" svg:y="8.703cm">
          <draw:text-box>
            <text:p><text:span text:style-name="T1">time</text:span></text:p>
          </draw:text-box>
        </draw:frame>
        <draw:frame draw:style-name="gr4" draw:text-style-name="P3" draw:layer="layout" svg:width="5.773cm" svg:height="0.806cm" svg:x="2.339cm" svg:y="10.144cm">
          <draw:text-box>
            <text:p><text:span text:style-name="T1">max_bundle_size=”30k”</text:span></text:p>
          </draw:text-box>
        </draw:frame>
        <draw:custom-shape draw:style-name="gr3" draw:text-style-name="P2" draw:layer="layout" svg:width="0.762cm" svg:height="1.27cm" svg:x="6.207cm" svg:y="6.842cm">
          <text:p text:style-name="P2">1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778cm" svg:height="1.27cm" svg:x="4.302cm" svg:y="6.842cm">
          <text:p text:style-name="P2">10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778cm" svg:height="1.27cm" svg:x="8.874cm" svg:y="6.842cm">
          <text:p text:style-name="P2">10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778cm" svg:height="1.27cm" svg:x="10.779cm" svg:y="6.842cm">
          <text:p text:style-name="P2">10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778cm" svg:height="1.27cm" svg:x="12.684cm" svg:y="6.842cm">
          <text:p text:style-name="P2">10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778cm" svg:height="1.27cm" svg:x="14.589cm" svg:y="6.842cm">
          <text:p text:style-name="P2">10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778cm" svg:height="1.27cm" svg:x="18.018cm" svg:y="6.842cm">
          <text:p text:style-name="P2">10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778cm" svg:height="1.27cm" svg:x="14.638cm" svg:y="6.867cm">
          <text:p text:style-name="P2">10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762cm" svg:height="1.27cm" svg:x="19.923cm" svg:y="6.842cm">
          <text:p text:style-name="P2">1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762cm" svg:height="1.27cm" svg:x="20.812cm" svg:y="6.842cm">
          <text:p text:style-name="P2">1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762cm" svg:height="1.27cm" svg:x="21.701cm" svg:y="6.842cm">
          <text:p text:style-name="P2">1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762cm" svg:height="1.27cm" svg:x="24.241cm" svg:y="6.842cm">
          <text:p text:style-name="P2">1k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1.302cm" svg:height="0.806cm" svg:x="2.143cm" svg:y="5.953cm">
          <draw:text-box>
            <text:p><text:span text:style-name="T1">21k</text:span></text:p>
          </draw:text-box>
        </draw:frame>
        <draw:frame draw:style-name="gr4" draw:text-style-name="P3" draw:layer="layout" svg:width="1.302cm" svg:height="0.806cm" svg:x="8.62cm" svg:y="5.953cm">
          <draw:text-box>
            <text:p><text:span text:style-name="T1">30k</text:span></text:p>
          </draw:text-box>
        </draw:frame>
        <draw:frame draw:style-name="gr4" draw:text-style-name="P3" draw:layer="layout" svg:width="1.302cm" svg:height="0.806cm" svg:x="14.462cm" svg:y="5.953cm">
          <draw:text-box>
            <text:p><text:span text:style-name="T1">10k</text:span></text:p>
          </draw:text-box>
        </draw:frame>
        <draw:frame draw:style-name="gr4" draw:text-style-name="P3" draw:layer="layout" svg:width="1.302cm" svg:height="0.806cm" svg:x="17.764cm" svg:y="5.953cm">
          <draw:text-box>
            <text:p><text:span text:style-name="T1">13k</text:span></text:p>
          </draw:text-box>
        </draw:frame>
        <draw:frame draw:style-name="gr4" draw:text-style-name="P3" draw:layer="layout" svg:width="1.027cm" svg:height="0.806cm" svg:x="23.849cm" svg:y="5.953cm">
          <draw:text-box>
            <text:p><text:span text:style-name="T1">1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2T13:39:53</meta:creation-date>
    <dc:date>2014-01-02T16:55:13</dc:date>
    <meta:editing-duration>PT47M57S</meta:editing-duration>
    <meta:editing-cycles>19</meta:editing-cycles>
    <meta:generator>LibreOffice/3.6$Linux_X86_64 LibreOffice_project/360m1$Build-2</meta:generator>
    <meta:document-statistic meta:object-count="26"/>
  </office:meta>
</office:document-meta>
</file>